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icrosoft yahei" svg:font-family="'microsoft yahe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555555" style:font-name-asian="microsoft yahei" style:font-size-asian="10.5pt"/>
    </style:style>
    <style:style style:name="P2" style:family="paragraph" style:parent-style-name="Text_20_body" style:list-style-name="L1">
      <style:text-properties fo:color="#555555" style:font-name-asian="microsoft yahei" style:font-size-asian="10.5pt"/>
    </style:style>
    <style:style style:name="P3" style:family="paragraph" style:parent-style-name="Text_20_body" style:list-style-name="L1">
      <style:paragraph-properties fo:margin-top="0in" fo:margin-bottom="0in" loext:contextual-spacing="false"/>
      <style:text-properties fo:color="#555555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fo:color="#555555" style:font-name-asian="microsoft yahei" style:font-size-asian="10.5pt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weight="normal"/>
    </style:style>
    <style:style style:name="T2" style:family="text">
      <style:text-properties style:font-weight-asian="normal"/>
    </style:style>
    <style:style style:name="T3" style:family="text">
      <style:text-properties style:font-name="microsoft yahei" fo:font-size="10.5pt"/>
    </style:style>
    <style:style style:name="T4" style:family="text">
      <style:text-properties style:font-name="microsoft yahei" fo:font-size="10.5pt" officeooo:rsid="00001378"/>
    </style:style>
    <style:style style:name="T5" style:family="text">
      <style:text-properties style:font-name-asian="microsoft yahei" style:font-size-asian="10.5pt"/>
    </style:style>
    <style:style style:name="T6" style:family="text">
      <style:text-properties fo:color="#ff0000" style:font-name="microsoft yahei" fo:font-size="10.5pt"/>
    </style:style>
    <style:style style:name="T7" style:family="text">
      <style:text-properties officeooo:rsid="00001378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打开shadowsocks报错如下：</text:h>
      <text:p text:style-name="Preformatted_20_Text"><text:span text:style-name="Source_20_Text">INFO: loading config from ss.json </text:span></text:p>
      <text:p text:style-name="Preformatted_20_Text"><text:span text:style-name="Source_20_Text">2016-12-14 22:47:50 INFO loading libcrypto from libcrypto.so.1.1 </text:span></text:p>
      <text:p text:style-name="Preformatted_20_Text"><text:span text:style-name="Source_20_Text">Traceback (most recent call last): </text:span></text:p>
      <text:p text:style-name="Preformatted_20_Text"><text:span text:style-name="Source_20_Text">File “/usr/local/bin/sslocal”, line 11, in </text:span></text:p>
      <text:p text:style-name="Preformatted_20_Text"><text:span text:style-name="Source_20_Text">sys.exit(main()) </text:span></text:p>
      <text:p text:style-name="Preformatted_20_Text"><text:span text:style-name="Source_20_Text">File “/usr/local/lib/python2.7/dist-packages/shadowsocks/local.py”, line 39, in main </text:span></text:p>
      <text:p text:style-name="Preformatted_20_Text"><text:span text:style-name="Source_20_Text">config = shell.get_config(True) </text:span></text:p>
      <text:p text:style-name="Preformatted_20_Text"><text:span text:style-name="Source_20_Text">File “/usr/local/lib/python2.7/dist-packages/shadowsocks/shell.py”, line 262, in get_config </text:span></text:p>
      <text:p text:style-name="Preformatted_20_Text"><text:span text:style-name="Source_20_Text">check_config(config, is_local) </text:span></text:p>
      <text:p text:style-name="Preformatted_20_Text"><text:span text:style-name="Source_20_Text">File “/usr/local/lib/python2.7/dist-packages/shadowsocks/shell.py”, line 124, in check_config </text:span></text:p>
      <text:p text:style-name="Preformatted_20_Text"><text:span text:style-name="Source_20_Text">encrypt.try_cipher(config[‘password’], config[‘method’]) </text:span></text:p>
      <text:p text:style-name="Preformatted_20_Text"><text:span text:style-name="Source_20_Text">File “/usr/local/lib/python2.7/dist-packages/shadowsocks/encrypt.py”, line 44, in try_cipher </text:span></text:p>
      <text:p text:style-name="Preformatted_20_Text"><text:span text:style-name="Source_20_Text">Encryptor(key, method) </text:span></text:p>
      <text:p text:style-name="Preformatted_20_Text"><text:span text:style-name="Source_20_Text">File “/usr/local/lib/python2.7/dist-packages/shadowsocks/encrypt.py”, line 83, in init </text:span></text:p>
      <text:p text:style-name="Preformatted_20_Text"><text:span text:style-name="Source_20_Text">random_string(self._method_info[1])) </text:span></text:p>
      <text:p text:style-name="Preformatted_20_Text"><text:span text:style-name="Source_20_Text">File “/usr/local/lib/python2.7/dist-packages/shadowsocks/encrypt.py”, line 109, in get_cipher </text:span></text:p>
      <text:p text:style-name="Preformatted_20_Text"><text:span text:style-name="Source_20_Text">return m[2](method, key, iv, op) </text:span></text:p>
      <text:p text:style-name="Preformatted_20_Text"><text:span text:style-name="Source_20_Text">File “/usr/local/lib/python2.7/dist-packages/shadowsocks/crypto/openssl.py”, line 76, in init </text:span></text:p>
      <text:p text:style-name="Preformatted_20_Text"><text:span text:style-name="Source_20_Text">load_openssl() </text:span></text:p>
      <text:p text:style-name="Preformatted_20_Text"><text:span text:style-name="Source_20_Text">File “/usr/local/lib/python2.7/dist-packages/shadowsocks/crypto/openssl.py”, line 52, in load_openssl </text:span></text:p>
      <text:p text:style-name="Preformatted_20_Text"><text:span text:style-name="Source_20_Text">libcrypto.EVP_CIPHER_CTX_cleanup.argtypes = (c_void_p,) </text:span></text:p>
      <text:p text:style-name="Preformatted_20_Text"><text:span text:style-name="Source_20_Text">File “/usr/lib/python2.7/ctypes/init.py”, line 375, in getattr </text:span></text:p>
      <text:p text:style-name="Preformatted_20_Text"><text:span text:style-name="Source_20_Text">func = self.getitem(name) </text:span></text:p>
      <text:p text:style-name="Preformatted_20_Text"><text:span text:style-name="Source_20_Text">File “/usr/lib/python2.7/ctypes/init.py”, line 380, in getitem </text:span></text:p>
      <text:p text:style-name="Preformatted_20_Text"><text:span text:style-name="Source_20_Text">func = self._FuncPtr((name_or_ordinal, self)) </text:span></text:p>
      <text:p text:style-name="P5"><text:span text:style-name="Source_20_Text">AttributeError: /usr/lib/x86_64-Linux-gnu/libcrypto.so.1.1: undefined symbol: EVP_CIPHER_CTX_cleanup</text:span></text:p>
      <text:p text:style-name="Text_20_body"><text:line-break/><text:span text:style-name="T5">这个问题是由于在</text:span><text:span text:style-name="T3">openssl1.1.0</text:span><text:span text:style-name="T5">版本中，废弃了</text:span><text:span text:style-name="T3">EVP_CIPHER_CTX_cleanup</text:span><text:span text:style-name="T5">函数，如官网中所说：</text:span></text:p>
      <text:p text:style-name="P5"><text:span text:style-name="Source_20_Text">EVP_CIPHER_CTX was made opaque in OpenSSL 1.1.0. As a result, EVP_CIPHER_CTX_reset() appeared and EVP_CIPHER_CTX_cleanup() disappeared. </text:span></text:p>
      <text:p text:style-name="P5"><text:span text:style-name="Source_20_Text">EVP_CIPHER_CTX_init() remains as an alias for EVP_CIPHER_CTX_reset().</text:span></text:p>
      <text:p text:style-name="Text_20_body"/>
      <text:p text:style-name="P1">修改方法：</text:p>
      <text:list xml:id="list3607675723" text:style-name="L1">
        <text:list-item>
          <text:p text:style-name="P3"><text:span text:style-name="T5">用</text:span><text:span text:style-name="T3">vim</text:span><text:span text:style-name="T5">打开文件：</text:span><text:span text:style-name="T3">vim /usr/local/lib/python2.7/dist-packages/shadowsocks/crypto/openssl.py (</text:span><text:span text:style-name="T5">该路径请根据自己的系统情况自行修改，如果不知道该文件在哪里的话，可以使用</text:span><text:span text:style-name="T3">find</text:span><text:span text:style-name="T5">命令查找文件位置</text:span><text:span text:style-name="T3">)</text:span></text:p>
        </text:list-item>
        <text:list-item>
          <text:p text:style-name="P3"><text:span text:style-name="T5">跳转到</text:span><text:span text:style-name="T3">52</text:span><text:span text:style-name="T5">行（</text:span><text:span text:style-name="T3">shadowsocks2.8.2</text:span><text:span text:style-name="T5">版本，其他版本搜索一下</text:span><text:span text:style-name="T3">cleanup</text:span><text:span text:style-name="T5">）</text:span></text:p>
        </text:list-item>
        <text:list-item>
          <text:p text:style-name="P4">进入编辑模式</text:p>
        </text:list-item>
        <text:list-item>
          <text:p text:style-name="P3"><text:span text:style-name="T5">将第</text:span><text:span text:style-name="T3">52</text:span><text:span text:style-name="T5">行</text:span><text:span text:style-name="T3">libcrypto.EVP_CIPHER_CTX_</text:span><text:span text:style-name="T6">cleanup</text:span><text:span text:style-name="T3">.argtypes = (c_void_p,) <text:line-break/></text:span><text:span text:style-name="T5">改为</text:span><text:span text:style-name="T3">libcrypto.EVP_CIPHER_CTX_</text:span><text:span text:style-name="T6">reset</text:span><text:span text:style-name="T3">.argtypes = (c_void_p,)</text:span><text:span text:style-name="T4">ee</text:span></text:p>
        </text:list-item>
        <text:list-item>
          <text:p text:style-name="P3"><text:soft-page-break/><text:span text:style-name="T5">再次搜索</text:span><text:span text:style-name="T3">cleanup</text:span><text:span text:style-name="T5">（全文件共</text:span><text:span text:style-name="T3">2</text:span><text:span text:style-name="T5">处，此处位于</text:span><text:span text:style-name="T3">111</text:span><text:span text:style-name="T5">行），将</text:span><text:span text:style-name="T3">libcrypto.EVP_CIPHER_CTX_</text:span><text:span text:style-name="T6">cleanup</text:span><text:span text:style-name="T3">(self._ctx) <text:line-break/></text:span><text:span text:style-name="T5">改为</text:span><text:span text:style-name="T3">libcrypto.EVP_CIPHER_CTX_</text:span><text:span text:style-name="T6">reset</text:span><text:span text:style-name="T3">(self._ctx)</text:span></text:p>
        </text:list-item>
        <text:list-item>
          <text:p text:style-name="P4">保存并退出</text:p>
        </text:list-item>
        <text:list-item>
          <text:p text:style-name="P3"><text:span text:style-name="T5">启动</text:span><text:span text:style-name="T3">shadowsocks</text:span><text:span text:style-name="T5">服务：</text:span><text:span text:style-name="T3">service shadowsocks start </text:span><text:span text:style-name="T5">或 </text:span><text:span text:style-name="T3">sslocal -c ss</text:span><text:span text:style-name="T5">配置文件目录</text:span></text:p>
        </text:list-item>
        <text:list-item>
          <text:p text:style-name="P2">问题解决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icrosoft yahei" svg:font-family="'microsoft yahe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5:17:40.662251514</meta:creation-date>
    <dc:date>2018-10-14T16:16:27.112294588</dc:date>
    <meta:editing-duration>PT48M36S</meta:editing-duration>
    <meta:editing-cycles>1</meta:editing-cycles>
    <meta:document-statistic meta:table-count="0" meta:image-count="0" meta:object-count="0" meta:page-count="2" meta:paragraph-count="39" meta:word-count="332" meta:character-count="2310" meta:non-whitespace-character-count="2159"/>
    <meta:generator>LibreOffice/6.0.6.2$Linux_X86_64 LibreOffice_project/00m0$Build-2</meta:generator>
  </office:meta>
</office:document-meta>
</file>